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tandard/base___new.xml" manifest:media-type="text/xml"/>
  <manifest:file-entry manifest:full-path="Basic/Standard/base___loop___for_next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1.7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  <style:style style:name="ce23" style:family="table-cell" style:parent-style-name="Default" style:data-style-name="N73">
      <style:table-cell-properties fo:background-color="#ffffd7" fo:border="0.74pt solid #000000"/>
    </style:style>
    <style:style style:name="ce24" style:family="table-cell" style:parent-style-name="Default" style:data-style-name="N49">
      <style:table-cell-properties fo:background-color="#ffffd7" fo:border="0.74pt solid #000000"/>
    </style:style>
    <style:style style:name="ce31" style:family="table-cell" style:parent-style-name="Default">
      <style:table-cell-properties fo:border="0.74pt solid #000000"/>
    </style:style>
    <style:style style:name="ce3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table table:name="year_month_date_time" table:style-name="ta1">
        <table:table-column table:style-name="co5" table:default-cell-style-name="ce23"/>
        <table:table-column table:style-name="co6" table:default-cell-style-name="ce31"/>
        <table:table-column table:style-name="co2" table:number-columns-repeated="2" table:default-cell-style-name="ce31"/>
        <table:table-column table:style-name="co2" table:default-cell-style-name="ce32"/>
        <table:table-row table:style-name="ro1">
          <table:table-cell office:value-type="date" office:date-value="2024-01-02T12:34:56" calcext:value-type="date">
            <text:p>2024-01-02 12:34:56</text:p>
          </table:table-cell>
          <table:table-cell table:formula="of:=YEAR( [.A1] )" office:value-type="float" office:value="2024" calcext:value-type="float">
            <text:p>2024</text:p>
          </table:table-cell>
          <table:table-cell table:formula="of:=MONTH( [.A1] )" office:value-type="float" office:value="1" calcext:value-type="float">
            <text:p>1</text:p>
          </table:table-cell>
          <table:table-cell table:formula="of:=DAY( [.A1] 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4" office:value-type="date" office:date-value="2022-04-25" calcext:value-type="date">
            <text:p>2022-04-25</text:p>
          </table:table-cell>
          <table:table-cell table:formula="of:=YEAR( [.A2] )" office:value-type="float" office:value="2022" calcext:value-type="float">
            <text:p>2022</text:p>
          </table:table-cell>
          <table:table-cell table:formula="of:=MONTH( [.A2] )" office:value-type="float" office:value="4" calcext:value-type="float">
            <text:p>4</text:p>
          </table:table-cell>
          <table:table-cell table:formula="of:=DAY( [.A2] )" office:value-type="float" office:value="25" calcext:value-type="float">
            <text:p>25</text:p>
          </table:table-cell>
          <table:table-cell table:style-name="Default"/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9:46:14.91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4-02-07T20:10:25.227000000</dc:date>
    <meta:editing-duration>P1DT1H12S</meta:editing-duration>
    <meta:editing-cycles>424</meta:editing-cycles>
    <meta:generator>LibreOffice/7.6.4.1$Windows_X86_64 LibreOffice_project/e19e193f88cd6c0525a17fb7a176ed8e6a3e2aa1</meta:generator>
    <meta:document-statistic meta:table-count="5" meta:cell-count="17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loop___for_next.xml><?xml version="1.0" encoding="utf-8"?>
<!DOCTYPE module  PUBLIC '-//OpenOffice.org//DTD OfficeDocument 1.0//EN'  'module.dtd'>
<script:module xmlns:script="http://openoffice.org/2000/script" script:name="base___loop___for_next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next___step

	Dim result_string as String : result_string = "for_next___step" &amp; Chr( 10 ) &amp; Chr( 10 )
	
	
	Dim i as Integer
	Dim j as Integer : j = 10
	
	
	'
	' For i = 0 to j 는 j &lt;= 10 과 같다.
	'
	For i = 0 To j step 2
		result_string = result_string &amp; i &amp; " "
	Next i
	
	MsgBox( result_string )

End Sub



Sub base___loop___for_next___exit_for

	Dim result_string as String : result_string = "for_next___exit_for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new.xml><?xml version="1.0" encoding="utf-8"?>
<!DOCTYPE module  PUBLIC '-//OpenOffice.org//DTD OfficeDocument 1.0//EN'  'module.dtd'>
<script:module xmlns:script="http://openoffice.org/2000/script" script:name="base___new" script:language="StarBasic" script:moduleType="normal">REM  *****  BASIC  *****

Option Explicit



'REF : https://renenyffenegger.ch/notes/development/languages/VBA/language/null-and-nothing-etc

Function CheckEmpty4Variant( i as Integer, a as Variant )
	
	If IsEmpty( a ) Then
	
		MsgBox( i &amp; ". Empty : a" )
	
	Else
		
		MsgBox( i &amp; ". Not Empty : a" )
		
	EndIf
	
End Function

Sub base___new___empty

	Dim a as Variant	
	
	CheckEmpty4Variant( 1, a )
	
	
	
	Set a = New base___class_module_01	
	
	CheckEmpty4Variant( 2, a )
	
	
	
	Set a = Nothing	
	
	'
	' Set a = Nothing 의 결과가 c++ 의 a = nullptr 과는 다른가 보다.
	'
	CheckEmpty4Variant( 3, a )
	
	
	
	a = Empty	
	
	CheckEmpty4Variant( 4, a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  <library:element library:name="base___new"/>
  <library:element library:name="base___loop___for_next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